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7" style:family="table-column">
      <style:table-column-properties fo:break-before="auto" style:column-width="8.962cm"/>
    </style:style>
    <style:style style:name="co8" style:family="table-column">
      <style:table-column-properties fo:break-before="auto" style:column-width="0.49cm"/>
    </style:style>
    <style:style style:name="co9" style:family="table-column">
      <style:table-column-properties fo:break-before="auto" style:column-width="0.704cm"/>
    </style:style>
    <style:style style:name="co10" style:family="table-column">
      <style:table-column-properties fo:break-before="auto" style:column-width="2.727cm"/>
    </style:style>
    <style:style style:name="co11" style:family="table-column">
      <style:table-column-properties fo:break-before="auto" style:column-width="9.629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11.423cm"/>
    </style:style>
    <style:style style:name="co5" style:family="table-column">
      <style:table-column-properties fo:break-before="auto" style:column-width="11.539cm"/>
    </style:style>
    <style:style style:name="co14" style:family="table-column">
      <style:table-column-properties fo:break-before="auto" style:column-width="10.061cm"/>
    </style:style>
    <style:style style:name="co16" style:family="table-column">
      <style:table-column-properties fo:break-before="auto" style:column-width="1.191cm"/>
    </style:style>
    <style:style style:name="co17" style:family="table-column">
      <style:table-column-properties fo:break-before="auto" style:column-width="2.5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0.06pt double #000000" style:border-line-width="0.002cm 0.035cm 0.002cm"/>
      <style:text-properties style:text-position=""/>
    </style:style>
    <style:style style:name="ce10" style:family="table-cell" style:parent-style-name="Default">
      <style:text-properties fo:color="#0000ff" style:text-position="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_2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3"/>
          <table:table-cell table:formula="of:=SUM([.D2:.D67])" office:value-type="float" office:value="208">
            <text:p>208</text:p>
          </table:table-cell>
        </table:table-row>
        <table:table-row table:style-name="ro2" table:number-rows-repeated="104850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" table:style-name="ta1">
        <table:shapes>
          <draw:frame draw:z-index="0" draw:style-name="gr1" svg:width="11.309cm" svg:height="5.703cm" svg:x="17.303cm" svg:y="21.439cm">
            <draw:object draw:notify-on-update-of-ranges="'backlog général'.G44:'backlog général'.G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row table:style-name="ro2">
          <table:table-cell/>
          <table:table-cell table:style-name="ce12" table:number-columns-repeated="2"/>
          <table:table-cell table:number-columns-repeated="4"/>
        </table:table-row>
        <table:table-row table:style-name="ro6">
          <table:table-cell table:style-name="ce11"/>
          <table:table-cell table:style-name="ce13" office:value-type="string">
            <text:p>Tâches</text:p>
          </table:table-cell>
          <table:table-cell table:style-name="ce13" office:value-type="string">
            <text:p>poids</text:p>
          </table:table-cell>
          <table:table-cell office:value-type="string">
            <text:p>Total Sprint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1.1 </text:p>
          </table:table-cell>
          <table:table-cell table:style-name="ce12" office:value-type="string">
            <text:p>#35 Creation CdC </text:p>
          </table:table-cell>
          <table:table-cell table:style-name="ce12" office:value-type="float" office:value="3">
            <text:p>3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1.2 </text:p>
          </table:table-cell>
          <table:table-cell table:style-name="ce12" office:value-type="string">
            <text:p>#3 Validation CdC tuteur </text:p>
          </table:table-cell>
          <table:table-cell table:style-name="ce12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1.3 </text:p>
          </table:table-cell>
          <table:table-cell table:style-name="ce14" office:value-type="string">
            <text:p>#2 Cadrage </text:p>
          </table:table-cell>
          <table:table-cell table:style-name="ce1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1.4 </text:p>
          </table:table-cell>
          <table:table-cell table:style-name="ce14" office:value-type="string">
            <text:p>#28 Ajout des premières tâches dans github </text:p>
          </table:table-cell>
          <table:table-cell table:style-name="ce1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1.5 </text:p>
          </table:table-cell>
          <table:table-cell table:style-name="ce14" office:value-type="string">
            <text:p>#1 Renseigner outils de suivi </text:p>
          </table:table-cell>
          <table:table-cell table:style-name="ce14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2.1 </text:p>
          </table:table-cell>
          <table:table-cell table:style-name="ce14" office:value-type="string">
            <text:p>#30 Identification interface guitare </text:p>
          </table:table-cell>
          <table:table-cell table:style-name="ce1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2.2 </text:p>
          </table:table-cell>
          <table:table-cell table:style-name="ce14" office:value-type="string">
            <text:p>#29 Identifier les diverses modules sans fil </text:p>
          </table:table-cell>
          <table:table-cell table:style-name="ce14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2.3 </text:p>
          </table:table-cell>
          <table:table-cell table:style-name="ce14" office:value-type="string">
            <text:p>#5 Recherche modules adaptables </text:p>
          </table:table-cell>
          <table:table-cell table:style-name="ce14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2.4 </text:p>
          </table:table-cell>
          <table:table-cell table:style-name="ce14" office:value-type="string">
            <text:p>#4 Listing applis et matériels existant sur même theme </text:p>
          </table:table-cell>
          <table:table-cell table:style-name="ce14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3.3 </text:p>
          </table:table-cell>
          <table:table-cell table:style-name="ce14" office:value-type="string">
            <text:p>#11 Définition des besoins matériels </text:p>
          </table:table-cell>
          <table:table-cell table:style-name="ce1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2.1.1 </text:p>
          </table:table-cell>
          <table:table-cell table:style-name="ce14" office:value-type="string">
            <text:p>#36 Relevé </text:p>
          </table:table-cell>
          <table:table-cell table:style-name="ce1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2.1.2 </text:p>
          </table:table-cell>
          <table:table-cell table:style-name="ce14" office:value-type="string">
            <text:p>#37 Analyse/Etude Signal </text:p>
          </table:table-cell>
          <table:table-cell table:style-name="ce14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3.1 </text:p>
          </table:table-cell>
          <table:table-cell table:style-name="ce14" office:value-type="string">
            <text:p>#14 Achat / Acquisition </text:p>
          </table:table-cell>
          <table:table-cell table:style-name="ce14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1.3.2 </text:p>
          </table:table-cell>
          <table:table-cell table:style-name="ce14" office:value-type="string">
            <text:p>#12 Financement / Validation </text:p>
          </table:table-cell>
          <table:table-cell table:style-name="ce14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2.2.1 </text:p>
          </table:table-cell>
          <table:table-cell table:style-name="ce14" office:value-type="string">
            <text:p>#38 Conception Ampli (ORcad) </text:p>
          </table:table-cell>
          <table:table-cell table:style-name="ce1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2.2.2 </text:p>
          </table:table-cell>
          <table:table-cell table:style-name="ce14" office:value-type="string">
            <text:p>#39 Simulation Circuit (Orcad) </text:p>
          </table:table-cell>
          <table:table-cell table:style-name="ce1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2.3.1 </text:p>
          </table:table-cell>
          <table:table-cell table:style-name="ce14" office:value-type="string">
            <text:p>#40 Appro Matos </text:p>
          </table:table-cell>
          <table:table-cell table:style-name="ce14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2.3.2 </text:p>
          </table:table-cell>
          <table:table-cell table:style-name="ce14" office:value-type="string">
            <text:p>#41 Assemblage </text:p>
          </table:table-cell>
          <table:table-cell table:style-name="ce1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2.4.1 </text:p>
          </table:table-cell>
          <table:table-cell table:style-name="ce14" office:value-type="string">
            <text:p>#42 Simu Proto1 </text:p>
          </table:table-cell>
          <table:table-cell table:style-name="ce14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3.1.2 </text:p>
          </table:table-cell>
          <table:table-cell table:style-name="ce14" office:value-type="string">
            <text:p>#47 Fab Ampli1 (amp+Ard+Hp) </text:p>
          </table:table-cell>
          <table:table-cell table:style-name="ce14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3.1.3 </text:p>
          </table:table-cell>
          <table:table-cell table:style-name="ce14" office:value-type="string">
            <text:p>#48 Simulation Ampli1 </text:p>
          </table:table-cell>
          <table:table-cell table:style-name="ce1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4.1.1 </text:p>
          </table:table-cell>
          <table:table-cell table:style-name="ce14" office:value-type="string">
            <text:p>#53 Brochage Shield Wifi </text:p>
          </table:table-cell>
          <table:table-cell table:style-name="ce1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4.1.2 </text:p>
          </table:table-cell>
          <table:table-cell table:style-name="ce14" office:value-type="string">
            <text:p>#54 Soudures Shield Wifi </text:p>
          </table:table-cell>
          <table:table-cell table:style-name="ce14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4.2.5 </text:p>
          </table:table-cell>
          <table:table-cell table:style-name="ce14" office:value-type="string">
            <text:p>#73 Utilisation nc - com pc1/pc2 filaire </text:p>
          </table:table-cell>
          <table:table-cell table:style-name="ce14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4.2.6 </text:p>
          </table:table-cell>
          <table:table-cell table:style-name="ce14" office:value-type="string">
            <text:p>#74 Utilisation nc - com pc1/pc2 wifi </text:p>
          </table:table-cell>
          <table:table-cell table:style-name="ce14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4.2.2 </text:p>
          </table:table-cell>
          <table:table-cell office:value-type="string">
            <text:p>#56 @ip/DHCP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4.2.3 </text:p>
          </table:table-cell>
          <table:table-cell office:value-type="string">
            <text:p>#57 Definition Port com (&gt;1023) </text:p>
          </table:table-cell>
          <table:table-cell office:value-type="float" office:value="1">
            <text:p>1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4.2.4 </text:p>
          </table:table-cell>
          <table:table-cell office:value-type="string">
            <text:p>#60 Diagramme de déploiement</text:p>
          </table:table-cell>
          <table:table-cell office:value-type="float" office:value="2">
            <text:p>2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8.1.1 </text:p>
          </table:table-cell>
          <table:table-cell office:value-type="string">
            <text:p>#70 Diagramme cas d'utilisation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#78 apprentissage nouveau module wifi</text:p>
          </table:table-cell>
          <table:table-cell office:value-type="float" office:value="8">
            <text:p>8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#85 Création class diffusi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6">
          <table:table-cell table:style-name="ce11"/>
          <table:table-cell office:value-type="string">
            <text:p>#55 Definition Mode de connexion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11"/>
          <table:table-cell office:value-type="string">
            <text:p>#63 Son vers Sortie Casqu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6">
          <table:table-cell table:style-name="ce11"/>
          <table:table-cell office:value-type="string">
            <text:p>#66 Définition des besoins apli smart</text:p>
          </table:table-cell>
          <table:table-cell office:value-type="float" office:value="2">
            <text:p>2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6">
          <table:table-cell table:style-name="ce11"/>
          <table:table-cell office:value-type="string">
            <text:p>#67 création mockup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11"/>
          <table:table-cell office:value-type="string">
            <text:p>#65 Connexion module guitar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6">
          <table:table-cell table:style-name="ce11"/>
          <table:table-cell office:value-type="string">
            <text:p>#62 Validation reception en console 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11"/>
          <table:table-cell office:value-type="string">
            <text:p>#80 affichage toast pour chaque bout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11"/>
          <table:table-cell office:value-type="string">
            <text:p>#71 Diagramme séquenc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11"/>
          <table:table-cell office:value-type="string">
            <text:p>#72 Diagramme de classe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2"/>
          <table:table-cell office:value-type="string">
            <text:p>points restant</text:p>
          </table:table-cell>
        </table:table-row>
        <table:table-row table:style-name="ro2">
          <table:table-cell table:style-name="ce11"/>
          <table:table-cell office:value-type="string">
            <text:p>#77 Envoi texte vers rs232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départ</text:p>
          </table:table-cell>
          <table:table-cell table:formula="of:=[.C68]" office:value-type="float" office:value="262">
            <text:p>262</text:p>
          </table:table-cell>
        </table:table-row>
        <table:table-row table:style-name="ro6">
          <table:table-cell table:style-name="ce11"/>
          <table:table-cell office:value-type="string">
            <text:p>#79 Envoi vers rs 232 échantillonnage sur 8bits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1</text:p>
          </table:table-cell>
          <table:table-cell table:formula="of:=[.G44]-['Sprint 1'.R24]" office:value-type="float" office:value="246">
            <text:p>246</text:p>
          </table:table-cell>
        </table:table-row>
        <table:table-row table:style-name="ro6">
          <table:table-cell table:style-name="ce11"/>
          <table:table-cell office:value-type="string">
            <text:p>#81 création class écoute(socket si tcp)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2</text:p>
          </table:table-cell>
          <table:table-cell table:formula="of:=[.G45]-['Sprint 2'.R15]" office:value-type="float" office:value="211">
            <text:p>211</text:p>
          </table:table-cell>
        </table:table-row>
        <table:table-row table:style-name="ro6">
          <table:table-cell table:style-name="ce11"/>
          <table:table-cell office:value-type="string">
            <text:p>#82 affichage texte en provenance arduino dans log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3</text:p>
          </table:table-cell>
          <table:table-cell table:formula="of:=[.G46]-['Sprint 3'.R8]" office:value-type="float" office:value="191">
            <text:p>191</text:p>
          </table:table-cell>
        </table:table-row>
        <table:table-row table:style-name="ro6">
          <table:table-cell/>
          <table:table-cell office:value-type="string">
            <text:p>#88 Installer SDK Andoird + Eclips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/>
          <table:table-cell office:value-type="string">
            <text:p>Sprint 4</text:p>
          </table:table-cell>
          <table:table-cell table:formula="of:=[.G47]-['Sprint 4'.R28]"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/>
          <table:table-cell office:value-type="string">
            <text:p>Sprint 5</text:p>
          </table:table-cell>
          <table:table-cell table:formula="of:=[.G48]-['Sprint 5'.R29]" office:value-type="float" office:value="70">
            <text:p>70</text:p>
          </table:table-cell>
        </table:table-row>
        <table:table-row table:style-name="ro6">
          <table:table-cell/>
          <table:table-cell office:value-type="string">
            <text:p>#90 Affichage texte en provenance wifi sur fenêtre log appli Android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office:value-type="float" office:value="1">
            <text:p>1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#93 Création fonction configuration Arduino DPAC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#95 Mise en place horloge échantillonnage arduino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5.2.1 </text:p>
          </table:table-cell>
          <table:table-cell office:value-type="string">
            <text:p>#64 Création vue config réseau 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6.1.1 </text:p>
          </table:table-cell>
          <table:table-cell office:value-type="string">
            <text:p>#61 WidGet Signal(Graph)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7.2.2</text:p>
          </table:table-cell>
          <table:table-cell office:value-type="string">
            <text:p>#96 mockup IHM avancée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 table:style-name="ce11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96 Rédaction rapport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#31 Etuge de la gestion énergétique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#83 Modification AOP RtoR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#86 Création class traitement signal(data 8bits vers 12bits)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#87 Résoudre problèmatique de l'horloge Arduino/Android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6">
          <table:table-cell table:style-name="ce11"/>
          <table:table-cell office:value-type="string">
            <text:p>#84 Achat antenne pour dpac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2">
          <table:table-cell table:style-name="ce11"/>
          <table:table-cell office:value-type="string">
            <text:p>#76 Fonction échantillonnage 12bit vers 2x8bits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2">
          <table:table-cell/>
          <table:table-cell table:style-name="ce15" office:value-type="string">
            <text:p>Total points</text:p>
          </table:table-cell>
          <table:table-cell table:style-name="ce15" table:formula="of:=SUM([.C3:.C67])" office:value-type="float" office:value="262">
            <text:p>262</text:p>
          </table:table-cell>
          <table:table-cell table:number-columns-repeated="4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print 1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default-cell-style-name="Default"/>
        <table:table-column table:style-name="co10" table:default-cell-style-name="Default"/>
        <table:table-row table:style-name="ro2">
          <table:table-cell table:style-name="ce3"/>
          <table:table-cell table:style-name="ce1"/>
          <table:table-cell table:style-name="ce6"/>
          <table:table-cell table:number-columns-repeated="16"/>
        </table:table-row>
        <table:table-row table:style-name="ro3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  <table:table-cell/>
        </table:table-row>
        <table:table-row table:style-name="ro3">
          <table:table-cell table:style-name="ce3" office:value-type="string">
            <text:p>1.1.1 </text:p>
          </table:table-cell>
          <table:table-cell table:style-name="ce1" office:value-type="string">
            <text:p>#35 Creation CdC </text:p>
          </table:table-cell>
          <table:table-cell table:style-name="ce6"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  <table:table-cell table:style-name="ce6" office:value-type="float" office:value="0">
            <text:p>0</text:p>
          </table:table-cell>
          <table:table-cell/>
        </table:table-row>
        <table:table-row table:style-name="ro3">
          <table:table-cell table:style-name="ce3" office:value-type="string">
            <text:p>1.1.2 </text:p>
          </table:table-cell>
          <table:table-cell table:style-name="ce1" office:value-type="string">
            <text:p>#3 Validation CdC tuteur 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table:style-name="ce6" office:value-type="float" office:value="0">
            <text:p>0</text:p>
          </table:table-cell>
          <table:table-cell/>
        </table:table-row>
        <table:table-row table:style-name="ro3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table:style-name="ce6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table:style-name="ce6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table:style-name="ce6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table:style-name="ce6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table:style-name="ce6"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table:style-name="ce6"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  <table:table-cell table:style-name="ce6" office:value-type="float" office:value="2">
            <text:p>2</text:p>
          </table:table-cell>
          <table:table-cell/>
        </table:table-row>
        <table:table-row table:style-name="ro2" table:number-rows-repeated="8">
          <table:table-cell table:number-columns-repeated="19"/>
        </table:table-row>
        <table:table-row table:style-name="ro2">
          <table:table-cell table:number-columns-repeated="18"/>
          <table:table-cell table:style-name="ce6" office:value-type="string">
            <text:p>points restants</text:p>
          </table:table-cell>
        </table:table-row>
        <table:table-row table:style-name="ro2">
          <table:table-cell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  <table:table-cell table:formula="of:=SUM([.R3:.R23])" office:value-type="float" office:value="16">
            <text:p>16</text:p>
          </table:table-cell>
          <table:table-cell table:formula="of:=['backlog général'.C68]-[.R24]" office:value-type="float" office:value="246">
            <text:p>246</text:p>
          </table:table-cell>
        </table:table-row>
        <table:table-row table:style-name="ro2" table:number-rows-repeated="1048551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2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default-cell-style-name="Default"/>
        <table:table-column table:style-name="co10" table:default-cell-style-name="Default"/>
        <table:table-row table:style-name="ro3">
          <table:table-cell table:style-name="ce3"/>
          <table:table-cell table:style-name="ce7" office:value-type="string">
            <text:p>Tâches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  <table:table-cell/>
        </table:table-row>
        <table:table-row table:style-name="ro3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table:style-name="ce6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table:style-name="ce6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table:style-name="ce6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style-name="ce6" office:value-type="float" office:value="5">
            <text:p>5</text:p>
          </table:table-cell>
          <table:table-cell/>
        </table:table-row>
        <table:table-row table:style-name="ro3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table:style-name="ce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table:style-name="ce6" office:value-type="float" office:value="5">
            <text:p>5</text:p>
          </table:table-cell>
          <table:table-cell/>
        </table:table-row>
        <table:table-row table:style-name="ro3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table:style-name="ce6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oints restants</text:p>
          </table:table-cell>
        </table:table-row>
        <table:table-row table:style-name="ro2">
          <table:table-cell table:number-columns-repeated="2"/>
          <table:table-cell table:formula="of:=SUM([.C2:.C14])" office:value-type="float" office:value="35">
            <text:p>35</text:p>
          </table:table-cell>
          <table:table-cell table:number-columns-repeated="14"/>
          <table:table-cell table:formula="of:=SUM([.R2:.R14])" office:value-type="float" office:value="35">
            <text:p>35</text:p>
          </table:table-cell>
          <table:table-cell table:formula="of:=['Sprint 1'.S24]-[.R15]" office:value-type="float" office:value="211">
            <text:p>211</text:p>
          </table:table-cell>
        </table:table-row>
        <table:table-row table:style-name="ro2" table:number-rows-repeated="104855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3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office:value-type="string">
            <text:p>#56 @ip/DHCP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5:.Q5])"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6:.Q6])" office:value-type="float" office:value="3">
            <text:p>3</text:p>
          </table:table-cell>
          <table:table-cell/>
        </table:table-row>
        <table:table-row table:style-name="ro5">
          <table:table-cell/>
          <table:table-cell office:value-type="string">
            <text:p>#78 apprentissage nouveau module wifi</text:p>
          </table:table-cell>
          <table:table-cell table:style-name="ce6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7:.Q7])" office:value-type="float" office:value="8">
            <text:p>8</text:p>
          </table:table-cell>
          <table:table-cell table:style-name="ce6" office:value-type="string">
            <text:p>points restants</text:p>
          </table:table-cell>
        </table:table-row>
        <table:table-row table:style-name="ro2">
          <table:table-cell table:number-columns-repeated="2"/>
          <table:table-cell table:style-name="ce6" table:formula="of:=SUM([.C2:.C7])" office:value-type="float" office:value="20">
            <text:p>20</text:p>
          </table:table-cell>
          <table:table-cell table:number-columns-repeated="14"/>
          <table:table-cell table:formula="of:=SUM([.R2:.R7])" office:value-type="float" office:value="20">
            <text:p>20</text:p>
          </table:table-cell>
          <table:table-cell table:formula="of:=['Sprint 2'.S15]-[.R8]" office:value-type="float" office:value="191">
            <text:p>191</text:p>
          </table:table-cell>
        </table:table-row>
        <table:table-row table:style-name="ro2" table:number-rows-repeated="104856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4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  <table:table-cell/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55 Definition Mode de connexion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"/>
          <table:table-cell office:value-type="string">
            <text:p>#63 Son vers Sortie Casque </text:p>
          </table:table-cell>
          <table:table-cell table:style-name="ce6" office:value-type="float" office:value="8">
            <text:p>8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66 Définition des besoins apli smart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3"/>
          <table:table-cell office:value-type="string">
            <text:p>#67 création mockup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"/>
          <table:table-cell office:value-type="string">
            <text:p>#65 Connexion module guitare </text:p>
          </table:table-cell>
          <table:table-cell table:style-name="ce6" office:value-type="float" office:value="8">
            <text:p>8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62 Validation reception en console </text:p>
          </table:table-cell>
          <table:table-cell table:style-name="ce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/>
          <table:table-cell office:value-type="string">
            <text:p>#80 affichage toast pour chaque bouton.</text:p>
          </table:table-cell>
          <table:table-cell table:style-name="ce6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71 Diagramme séquence</text:p>
          </table:table-cell>
          <table:table-cell table:style-name="ce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"/>
          <table:table-cell office:value-type="string">
            <text:p>#72 Diagramme de classe </text:p>
          </table:table-cell>
          <table:table-cell table:style-name="ce6" office:value-type="float" office:value="3">
            <text:p>3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"/>
          <table:table-cell office:value-type="string">
            <text:p>#77 Envoi texte vers rs232 </text:p>
          </table:table-cell>
          <table:table-cell table:style-name="ce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79 Envoi vers rs 232 échantillonnage sur 8bits</text:p>
          </table:table-cell>
          <table:table-cell table:style-name="ce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81 création class écoute(socket si tcp).</text:p>
          </table:table-cell>
          <table:table-cell table:style-name="ce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82 affichage texte en provenance arduino dans log.</text:p>
          </table:table-cell>
          <table:table-cell table:style-name="ce6" office:value-type="float" office:value="8">
            <text:p>8</text:p>
          </table:table-cell>
          <table:table-cell table:number-columns-repeated="12"/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0 Affichage texte en provenance wifi sur fenêtre log appli Android</text:p>
          </table:table-cell>
          <table:table-cell table:style-name="ce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table:style-name="ce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#93 Création fonction configuration Arduino DPAC</text:p>
          </table:table-cell>
          <table:table-cell table:style-name="ce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table:style-name="ce6" office:value-type="float" office:value="3">
            <text:p>3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#95 Mise en place horloge échantillonnage arduino</text:p>
          </table:table-cell>
          <table:table-cell table:style-name="ce6" office:value-type="float" office:value="5">
            <text:p>5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16"/>
        </table:table-row>
        <table:table-row table:style-name="ro2">
          <table:table-cell table:number-columns-repeated="2"/>
          <table:table-cell table:style-name="ce6"/>
          <table:table-cell table:number-columns-repeated="15"/>
          <table:table-cell table:style-name="ce6" office:value-type="string">
            <text:p>points restants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style-name="ce6" table:formula="of:=SUM([.C2:.C27])" office:value-type="float" office:value="121">
            <text:p>121</text:p>
          </table:table-cell>
          <table:table-cell table:number-columns-repeated="14"/>
          <table:table-cell table:style-name="ce10" table:formula="of:=SUM([.R2:.R25])" office:value-type="float" office:value="121">
            <text:p>121</text:p>
          </table:table-cell>
          <table:table-cell table:formula="of:=['Sprint 3'.S8]-[.R28]" office:value-type="float" office:value="70">
            <text:p>70</text:p>
          </table:table-cell>
        </table:table-row>
        <table:table-row table:style-name="ro2" table:number-rows-repeated="104854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5" table:style-name="ta1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</table:table-row>
        <table:table-row table:style-name="ro1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7.2.2</text:p>
          </table:table-cell>
          <table:table-cell office:value-type="string">
            <text:p>mockup IHM avancée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96 Rédaction rapport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6 Création class traitement signal(data 8bits vers 12bits)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7 Résoudre problèmatique de l'horloge Arduino/Android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/>
          <table:table-cell office:value-type="string">
            <text:p>#84 Achat antenne pour dpac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76 Fonction échantillonnage 12bit vers 2x8bits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14">
          <table:table-cell table:style-name="ce3"/>
          <table:table-cell/>
          <table:table-cell table:style-name="ce6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66">
            <text:p>66</text:p>
          </table:table-cell>
          <table:table-cell table:number-columns-repeated="14"/>
          <table:table-cell table:style-name="ce10" table:formula="of:=SUM([.R2:.R28])" office:value-type="float" office:value="0">
            <text:p>0</text:p>
          </table:table-cell>
        </table:table-row>
        <table:table-row table:style-name="ro2" table:number-rows-repeated="104854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3-11T13:35:47</dc:date>
    <dc:creator>th3fr33man </dc:creator>
    <meta:editing-duration>PT2H25M19S</meta:editing-duration>
    <meta:editing-cycles>29</meta:editing-cycles>
    <meta:generator>LibreOffice/3.5$Linux_X86_64 LibreOffice_project/350m1$Build-2</meta:generator>
    <meta:document-statistic meta:table-count="8" meta:cell-count="10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1cm" svg:height="5.704cm" xlink:href=".." xlink:type="simple" chart:class="chart:line" chart:style-name="ch1">
        <chart:legend chart:legend-position="end" svg:x="8.352cm" svg:y="2.553cm" style:legend-expansion="high" chart:style-name="ch2"/>
        <chart:plot-area chart:style-name="ch3" table:cell-range-address="'backlog général'.G44:'backlog général'.G49" svg:x="0.597cm" svg:y="0.571cm" svg:width="7.223cm" svg:height="4.577cm">
          <chartooo:coordinate-region svg:x="1.404cm" svg:y="0.77cm" svg:width="6.322cm" svg:height="3.7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cklog général'.G44:'backlog général'.G49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">
                <text:p>262</text:p>
                <draw:g>
                  <svg:desc>'backlog général'.G44:'backlog général'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